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75cm" fo:min-width="7.5cm"/>
    </style:style>
    <style:style style:name="gr2" style:family="graphic" style:parent-style-name="standard">
      <style:graphic-properties svg:stroke-color="#000000" draw:fill-color="#00fe7f" draw:textarea-horizontal-align="justify" draw:textarea-vertical-align="middle" draw:auto-grow-height="false" fo:min-height="1.75cm" fo:min-width="7.5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3.75cm" fo:min-width="7.5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4.75cm" fo:min-width="7.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  <style:text-properties style:font-name="Ubuntu Mono"/>
    </style:style>
    <style:style style:name="P2" style:family="paragraph">
      <loext:graphic-properties draw:fill-color="#00fe7f"/>
      <style:paragraph-properties fo:text-align="start"/>
      <style:text-properties style:font-name="Ubuntu Mono"/>
    </style:style>
    <style:style style:name="P3" style:family="paragraph">
      <style:paragraph-properties fo:text-align="center"/>
      <style:text-properties style:font-name="Ubuntu Mono"/>
    </style:style>
    <style:style style:name="P4" style:family="paragraph">
      <loext:graphic-properties draw:fill-color="#ffffff"/>
      <style:paragraph-properties fo:text-align="center"/>
      <style:text-properties style:font-name="Ubuntu Mono"/>
    </style:style>
    <style:style style:name="P5" style:family="paragraph">
      <loext:graphic-properties draw:fill-color="#00fe7f"/>
      <style:paragraph-properties fo:text-align="center"/>
      <style:text-properties style:font-name="Ubuntu Mono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2cm" svg:x="14cm" svg:y="5cm">
          <text:p text:style-name="P1">call_id: 123</text:p>
          <text:p text:style-name="P1">state: undefined</text:p>
          <text:p text:style-name="P1">texts: [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2cm" svg:x="14cm" svg:y="8cm">
          <text:p text:style-name="P1">call_id: 123</text:p>
          <text:p text:style-name="P1">state: new_call</text:p>
          <text:p text:style-name="P1">texts: []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2cm" svg:x="5cm" svg:y="5cm">
          <text:p text:style-name="P1">action: new_call</text:p>
          <text:p text:style-name="P1">call_id: 12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2cm" svg:x="5cm" svg:y="8cm">
          <text:p text:style-name="P1">action: state_change</text:p>
          <text:p text:style-name="P1">call_id: 123</text:p>
          <text:p text:style-name="P1">state: new_ca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2cm" svg:x="5cm" svg:y="11cm">
          <text:p text:style-name="P1">action: new_message</text:p>
          <text:p text:style-name="P1">call_id: 123</text:p>
          <text:p text:style-name="P1">text: “Hello”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2cm" svg:x="14cm" svg:y="11cm">
          <text:p text:style-name="P1">call_id: 123</text:p>
          <text:p text:style-name="P1">state: new_call</text:p>
          <text:p text:style-name="P1">texts: [“Hello”]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2cm" svg:x="5cm" svg:y="14cm">
          <text:p text:style-name="P1">action: new_message</text:p>
          <text:p text:style-name="P1">call_id: 123</text:p>
          <text:p text:style-name="P1">text: “Need help”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4cm" svg:x="14cm" svg:y="14cm">
          <text:p text:style-name="P1">call_id: 123</text:p>
          <text:p text:style-name="P1">state: new_call</text:p>
          <text:p text:style-name="P1">texts: [</text:p>
          <text:p text:style-name="P1"><text:s text:c="2"/>“Hello”,</text:p>
          <text:p text:style-name="P1"><text:s text:c="2"/>“Need help"</text:p>
          <text:p text:style-name="P1">]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2cm" svg:x="5cm" svg:y="19cm">
          <text:p text:style-name="P1">action: new_message</text:p>
          <text:p text:style-name="P1">call_id: 123</text:p>
          <text:p text:style-name="P1">text: “Will send help”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5cm" svg:x="14cm" svg:y="19cm">
          <text:p text:style-name="P1">call_id: 123</text:p>
          <text:p text:style-name="P1">state: new_call</text:p>
          <text:p text:style-name="P1">texts: [</text:p>
          <text:p text:style-name="P1"><text:s text:c="2"/>“Hello”,</text:p>
          <text:p text:style-name="P1"><text:s text:c="2"/>“Need help",</text:p>
          <text:p text:style-name="P1"><text:s text:c="2"/>“Will send help”</text:p>
          <text:p text:style-name="P1">]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2cm" svg:x="5cm" svg:y="25cm">
          <text:p text:style-name="P1">action: state_change</text:p>
          <text:p text:style-name="P1">call_id: 123</text:p>
          <text:p text:style-name="P1">state: call_en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5cm" svg:x="14cm" svg:y="25cm">
          <text:p text:style-name="P1">call_id: 123</text:p>
          <text:p text:style-name="P1">state: call_end</text:p>
          <text:p text:style-name="P1">texts: [</text:p>
          <text:p text:style-name="P1"><text:s text:c="2"/>“Hello”,</text:p>
          <text:p text:style-name="P1"><text:s text:c="2"/>“Need help",</text:p>
          <text:p text:style-name="P1"><text:s text:c="2"/>“Will send help”</text:p>
          <text:p text:style-name="P1">]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2cm" svg:height="2cm" svg:x="2cm" svg:y="5cm">
          <text:p text:style-name="P3">T0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2cm" svg:height="2cm" svg:x="2cm" svg:y="8cm">
          <text:p text:style-name="P3">T1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2cm" svg:height="2cm" svg:x="2cm" svg:y="11cm">
          <text:p text:style-name="P3">T2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2cm" svg:height="2cm" svg:x="2cm" svg:y="14cm">
          <text:p text:style-name="P3">T3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2cm" svg:height="2cm" svg:x="2cm" svg:y="19cm">
          <text:p text:style-name="P3">T4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2cm" svg:height="2cm" svg:x="2cm" svg:y="25cm">
          <text:p text:style-name="P3">T5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2cm" svg:x="2cm" svg:y="2cm">
          <text:p text:style-name="P3">time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8cm" svg:height="2cm" svg:x="5cm" svg:y="2cm">
          <text:p text:style-name="P3">border gateway messag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8cm" svg:height="2cm" svg:x="14cm" svg:y="2cm">
          <text:p text:style-name="P3">call state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3cm" svg:y1="7cm" svg:x2="3cm" svg:y2="8cm" draw:start-shape="id1" draw:start-glue-point="2" draw:end-shape="id2" draw:end-glue-point="0" svg:d="M3000 7000v1000" svg:viewBox="0 0 1 1001">
          <text:p/>
        </draw:connector>
        <draw:connector draw:style-name="gr6" draw:text-style-name="P6" draw:layer="layout" draw:type="line" svg:x1="3cm" svg:y1="10cm" svg:x2="3cm" svg:y2="11cm" draw:start-shape="id2" draw:start-glue-point="2" draw:end-shape="id3" draw:end-glue-point="0" svg:d="M3000 10000v1000" svg:viewBox="0 0 1 1001">
          <text:p/>
        </draw:connector>
        <draw:connector draw:style-name="gr6" draw:text-style-name="P6" draw:layer="layout" draw:type="line" svg:x1="3cm" svg:y1="13cm" svg:x2="3cm" svg:y2="14cm" draw:start-shape="id3" draw:start-glue-point="2" draw:end-shape="id4" draw:end-glue-point="0" svg:d="M3000 13000v1000" svg:viewBox="0 0 1 1001">
          <text:p/>
        </draw:connector>
        <draw:connector draw:style-name="gr6" draw:text-style-name="P6" draw:layer="layout" draw:type="line" svg:x1="3cm" svg:y1="16cm" svg:x2="3cm" svg:y2="19cm" draw:start-shape="id4" draw:start-glue-point="2" draw:end-shape="id5" draw:end-glue-point="0" svg:d="M3000 16000v3000" svg:viewBox="0 0 1 3001">
          <text:p/>
        </draw:connector>
        <draw:connector draw:style-name="gr6" draw:text-style-name="P6" draw:layer="layout" draw:type="line" svg:x1="3cm" svg:y1="21cm" svg:x2="3cm" svg:y2="25cm" draw:start-shape="id5" draw:start-glue-point="2" draw:end-shape="id6" draw:end-glue-point="0" svg:d="M3000 21000v4000" svg:viewBox="0 0 1 4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9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1T15:49:56.955977019</meta:creation-date>
    <dc:date>2020-04-21T16:29:16.695008454</dc:date>
    <meta:editing-duration>PT16M54S</meta:editing-duration>
    <meta:editing-cycles>7</meta:editing-cycles>
    <meta:generator>LibreOffice/6.0.7.3$Linux_X86_64 LibreOffice_project/00m0$Build-3</meta:generator>
    <meta:document-statistic meta:object-count="26"/>
  </office:meta>
</office:document-meta>
</file>